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17.59cm" table:align="margins" style:may-break-between-rows="false" style:writing-mode="lr-tb"/>
    </style:style>
    <style:style style:name="Table2.A" style:family="table-column">
      <style:table-column-properties style:column-width="4.382cm" style:rel-column-width="16324*"/>
    </style:style>
    <style:style style:name="Table2.B" style:family="table-column">
      <style:table-column-properties style:column-width="1.51cm" style:rel-column-width="5625*"/>
    </style:style>
    <style:style style:name="Table2.C" style:family="table-column">
      <style:table-column-properties style:column-width="1.309cm" style:rel-column-width="4876*"/>
    </style:style>
    <style:style style:name="Table2.D" style:family="table-column">
      <style:table-column-properties style:column-width="1.453cm" style:rel-column-width="5415*"/>
    </style:style>
    <style:style style:name="Table2.E" style:family="table-column">
      <style:table-column-properties style:column-width="3.452cm" style:rel-column-width="12861*"/>
    </style:style>
    <style:style style:name="Table2.F" style:family="table-column">
      <style:table-column-properties style:column-width="5.484cm" style:rel-column-width="20434*"/>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382cm" style:rel-column-width="16324*"/>
    </style:style>
    <style:style style:name="Table3.B" style:family="table-column">
      <style:table-column-properties style:column-width="1.51cm" style:rel-column-width="5625*"/>
    </style:style>
    <style:style style:name="Table3.C" style:family="table-column">
      <style:table-column-properties style:column-width="1.309cm" style:rel-column-width="4876*"/>
    </style:style>
    <style:style style:name="Table3.D" style:family="table-column">
      <style:table-column-properties style:column-width="1.453cm" style:rel-column-width="5415*"/>
    </style:style>
    <style:style style:name="Table3.E" style:family="table-column">
      <style:table-column-properties style:column-width="3.452cm" style:rel-column-width="12861*"/>
    </style:style>
    <style:style style:name="Table3.F" style:family="table-column">
      <style:table-column-properties style:column-width="5.484cm" style:rel-column-width="20434*"/>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P3" style:family="paragraph" style:parent-style-name="Table_20_Contents">
      <style:paragraph-properties fo:margin-top="0cm" fo:margin-bottom="0cm" style:contextual-spacing="false" fo:text-align="start" style:justify-single-word="fals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margin-left="0.157cm" fo:margin-right="0.157cm" fo:margin-top="0cm" fo:margin-bottom="0.3cm" style: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 fo:font-size="16pt" fo:font-weight="bold" style:font-size-asian="16pt" style:font-weight-asian="bold" style:font-size-complex="16pt" style:font-weight-complex="bold"/>
    </style:style>
    <style:style style:name="P7" style:family="paragraph" style:parent-style-name="Header">
      <style:paragraph-properties fo:margin-left="0.157cm" fo:margin-right="0.157cm" fo:margin-top="0cm" fo:margin-bottom="0.3cm" style: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 fo:font-size="14pt" fo:font-weight="bold" officeooo:rsid="001b387a" style:font-size-asian="14pt" style:font-weight-asian="bold" style:font-size-complex="14pt" style:font-weight-complex="bold"/>
    </style:style>
    <style:style style:name="P8" style:family="paragraph" style:parent-style-name="Footer">
      <style:paragraph-properties>
        <style:tab-stops>
          <style:tab-stop style:position="16.508cm" style:type="right"/>
        </style:tab-stops>
      </style:paragraph-properties>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Table_20_Contents">
      <style:paragraph-properties fo:margin-top="0cm" fo:margin-bottom="0cm" style: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cm" fo:margin-bottom="0cm" style:contextual-spacing="false" fo:text-align="center" style:justify-single-word="false"/>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text-properties officeooo:paragraph-rsid="002504cc"/>
    </style:style>
    <style:style style:name="P18" style:family="paragraph" style:parent-style-name="Standard">
      <style:text-properties officeooo:paragraph-rsid="002504cc"/>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2510dd"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text-line-through-style="none" style:text-line-through-type="none" style:font-name="Times New Roman" fo:font-size="12pt" fo:language="en" fo:country="US" officeooo:rsid="002510dd" style:font-name-asian="Times New Roman" style:font-size-asian="12pt" style:font-name-complex="Times New Roman" style:font-size-complex="12pt" style:language-complex="ar" style:country-complex="SA"/>
    </style:style>
    <style:style style:name="T6" style:family="text">
      <style:text-properties officeooo:rsid="0018cb17"/>
    </style:style>
    <style:style style:name="T7" style:family="text">
      <style:text-properties officeooo:rsid="002510dd"/>
    </style:style>
    <style:style style:name="T8" style:family="text">
      <style:text-properties style:text-line-through-style="none" style:text-line-through-type="none" officeooo:rsid="002510dd"/>
    </style:style>
    <style:style style:name="T9" style:family="text">
      <style:text-properties style:text-line-through-style="none" style:text-line-through-type="none" fo:font-weight="bold" officeooo:rsid="002510dd" style:font-weight-asian="bold" style:font-weight-complex="bold"/>
    </style:style>
    <style:style style:name="T10" style:family="text">
      <style:text-properties officeooo:rsid="002504cc"/>
    </style:style>
    <style:style style:name="T11" style:family="text"/>
    <style:style style:name="T1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207048016" text:id="ct105553207048016">
          <text:insertion>
            <office:change-info>
              <dc:creator>Unknown Author</dc:creator>
              <dc:date>2023-03-30T11:49:52</dc:date>
            </office:change-info>
          </text:insertion>
        </text:changed-region>
        <text:changed-region xml:id="ct105553274118832" text:id="ct105553274118832">
          <text:insertion>
            <office:change-info>
              <dc:creator>Unknown Author</dc:creator>
              <dc:date>2023-03-30T11:50:09</dc:date>
            </office:change-info>
          </text:insertion>
        </text:changed-region>
        <text:changed-region xml:id="ct105553274117872" text:id="ct105553274117872">
          <text:deletion>
            <office:change-info>
              <dc:creator>Unknown Author</dc:creator>
              <dc:date>2023-03-30T11:50:09</dc:date>
            </office:change-info>
            <text:p text:style-name="P18">The byte 0x01 or 0x04 to indicate the version of the following content</text:p>
          </text:deletion>
        </text:changed-region>
        <text:changed-region xml:id="ct105553274113792" text:id="ct105553274113792">
          <text:insertion>
            <office:change-info>
              <dc:creator>Unknown Author</dc:creator>
              <dc:date>2023-03-30T11:50:33</dc:date>
            </office:change-info>
          </text:insertion>
        </text:changed-region>
        <text:changed-region xml:id="ct105553274112832" text:id="ct105553274112832">
          <text:deletion>
            <office:change-info>
              <dc:creator>Unknown Author</dc:creator>
              <dc:date>2023-03-30T11:50:33</dc:date>
            </office:change-info>
            <text:p text:style-name="P18">The byte 0x01 or 0x02 to indicate the version of the following content</text:p>
          </text:deletion>
        </text:changed-region>
        <text:changed-region xml:id="ct105553140140864" text:id="ct105553140140864">
          <text:deletion>
            <office:change-info>
              <dc:creator>Unknown Author</dc:creator>
              <dc:date>2023-03-30T11:50:54</dc:date>
            </office:change-info>
            <text:p text:style-name="Standard">either</text:p>
          </text:deletion>
        </text:changed-region>
        <text:changed-region xml:id="ct105553140142064" text:id="ct105553140142064">
          <text:insertion>
            <office:change-info>
              <dc:creator>Unknown Author</dc:creator>
              <dc:date>2023-03-30T11:50:54</dc:date>
            </office:change-info>
          </text:insertion>
        </text:changed-region>
        <text:changed-region xml:id="ct105553340769664" text:id="ct105553340769664">
          <text:insertion>
            <office:change-info>
              <dc:creator>Unknown Author</dc:creator>
              <dc:date>2023-03-30T11:51:22</dc:date>
              <text:p>Comment added</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6">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text:style-name="L1">
        <text:list-item>
          <text:p text:style-name="P15">The OpenLCB Message Network Standard, w<text:span text:style-name="T3">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5"><text:span text:style-name="T3">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text:span><text:soft-page-break/><text:span text:style-name="T3">gives 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3">Simple Node Information Request</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DE8</text:p>
          </table:table-cell>
          <table:table-cell table:style-name="Table2.F2" office:value-type="string">
            <text:p text:style-name="P11">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P3">Simple Node Information Repl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08</text:p>
          </table:table-cell>
          <table:table-cell table:style-name="Table3.F2" office:value-type="string">
            <text:p text:style-name="P11">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P18">The reply payload is a sequence of bytes which is a concatenation of the following entries without any separator. The entries are of fixed or variable length.<text:change-start text:change-id="ct105553207048016"/> <text:span text:style-name="T7">The </text:span><text:span text:style-name="T4">information</text:span><text:span text:style-name="T7"> is structured into two sections: manufacturer-information and user-information. </text:span><text:change-end text:change-id="ct105553207048016"/></text:p>
      <text:list xml:id="list3429258572" text:style-name="L2">
        <text:list-item>
          <text:p text:style-name="P17"><text:change-start text:change-id="ct105553274118832"/><text:span text:style-name="T8">A byte indicating the version of the </text:span><text:span text:style-name="T9">manufacturer-</text:span><text:span text:style-name="T8">information section. <text:s/>T</text:span><text:span text:style-name="T5">h</text:span><text:span text:style-name="T8">is also indicates the number of fields present. <text:s text:c="2"/>At this writing the valid values are 0x01 or 0x04. <text:s/>Additional values may be defined in the future as new versions are developed. </text:span><text:change-end text:change-id="ct105553274118832"/><text:change text:change-id="ct105553274117872"/></text:p>
        </text:list-item>
        <text:list-item>
          <text:p text:style-name="P16">A null-terminated string for manufacturer name of no more than 41 bytes including terminating null.</text:p>
        </text:list-item>
        <text:list-item>
          <text:p text:style-name="P16">A null-terminated string for node model name of no more than 41 bytes including terminating null.</text:p>
        </text:list-item>
        <text:list-item>
          <text:p text:style-name="P16"><text:soft-page-break/>A null-terminated string for node hardware version of no more than 21 bytes including terminating null.</text:p>
        </text:list-item>
        <text:list-item>
          <text:p text:style-name="P16">A null-terminated string for node software version of no more than 21 bytes including terminating null.</text:p>
        </text:list-item>
        <text:list-item>
          <text:p text:style-name="P17"><text:change-start text:change-id="ct105553274113792"/><text:span text:style-name="T8">A byte </text:span><text:span text:style-name="T5">indicating</text:span><text:span text:style-name="T8"> the version of the </text:span><text:span text:style-name="T9">user-</text:span><text:span text:style-name="T8">information section. <text:s/>T</text:span><text:span text:style-name="T5">h</text:span><text:span text:style-name="T8">is also indicates the number of fields present. <text:s text:c="2"/>At this writing the valid values are 0x01 or 0x02. <text:s/>Additional values may be defined in the future as new versions are developed. <text:s/></text:span><text:change-end text:change-id="ct105553274113792"/><text:change text:change-id="ct105553274112832"/></text:p>
        </text:list-item>
        <text:list-item>
          <text:p text:style-name="P16">A null-terminated string for user-provided node name of no more than 63 bytes including terminating null.</text:p>
        </text:list-item>
        <text:list-item>
          <text:p text:style-name="P16">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text:change text:change-id="ct105553140140864"/><text:change-start text:change-id="ct105553140142064"/><text:span text:style-name="T10">any</text:span><text:change-end text:change-id="ct105553140142064"/> of the version numbers as presented in Section <text:a xlink:type="simple" xlink:href="#5.1.Format|outline" text:style-name="Internet_20_link" text:visited-style-name="Visited_20_Internet_20_Link"><text:bookmark-ref text:reference-format="number-all-superior" text:ref-name="__RefHeading__15765_44339546"> 5.1 </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office:annotation office:name="__Annotation__2996_960710554" loext:resolved="false"><dc:creator>Unknown Author</dc:creator><dc:date>2023-03-30T11:51:22.648986932</dc:date><text:p text:style-name="P19"><text:span text:style-name="T12">Should we be discussing frames in this part of the document, dealing with general protocol? <text:s/></text:span><text:span text:style-name="T12"><text:line-break/></text:span><text:span text:style-name="T12">-David</text:span></text:p></office:annotation>The destination node should reply with one or more messages, each possibly being in one or more parts (frames)<text:change-start text:change-id="ct105553340769664"/><office:annotation-end office:name="__Annotation__2996_960710554"/><text:change-end text:change-id="ct105553340769664"/>,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 5.1 </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text:soft-page-break/>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Message Formats (Normative)<text:tab/>2</text:p>
          <text:p text:style-name="P13"><text:s/>4.1 Simple Node Information Request<text:tab/>2</text:p>
          <text:p text:style-name="P13"><text:s/>4.2 Simple Node Information Reply<text:tab/>2</text:p>
          <text:p text:style-name="P12"><text:s/>5 Payload Format (Normative)<text:tab/>2</text:p>
          <text:p text:style-name="P13"><text:s/>5.1 Format<text:tab/>2</text:p>
          <text:p text:style-name="P13"><text:s/>5.2 Versioning<text:tab/>3</text:p>
          <text:p text:style-name="P12"><text:s/>6 Interactions (Normative)<text:tab/>3</text:p>
          <text:p text:style-name="P13"><text:s/>6.1 Discovery<text:tab/>3</text:p>
          <text:p text:style-name="P13"><text:s/>6.2 Request and reply<text:tab/>3</text:p>
          <text:p text:style-name="P13"><text:s/>6.3 Stability<text:tab/>3</text:p>
          <text:p text:style-name="P12"><text:s/>7 CAN Adaptation (Normative)<text:tab/>3</text:p>
        </text:index-body>
      </text:table-of-conten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cm" fo:margin-left="0.466cm" fo:margin-right="0.025cm" table:align="margins" style:writing-mode="lr-tb"/>
    </style:style>
    <style:style style:name="Table1.A" style:family="table-column">
      <style:table-column-properties style:column-width="8.41cm" style:rel-column-width="34405*"/>
    </style:style>
    <style:style style:name="Table1.B" style:family="table-column">
      <style:table-column-properties style:column-width="0.153cm" style:rel-column-width="627*"/>
    </style:style>
    <style:style style:name="Table1.C" style:family="table-column">
      <style:table-column-properties style:column-width="4.136cm" style:rel-column-width="16921*"/>
    </style:style>
    <style:style style:name="Table1.D" style:family="table-column">
      <style:table-column-properties style:column-width="3.32cm" style:rel-column-width="13582*"/>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left="0.157cm" fo:margin-right="0.157cm" fo:margin-top="0cm" fo:margin-bottom="0.3cm" style: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margin-left="0.157cm" fo:margin-right="0.157cm" fo:margin-top="0cm" fo:margin-bottom="0.3cm" style: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 fo:font-size="14pt" fo:font-weight="bold" officeooo:rsid="001b387a" style:font-size-asian="14pt" style:font-weight-asian="bold" style:font-size-complex="14pt" style:font-weight-complex="bold"/>
    </style:style>
    <style:style style:name="MP7" style:family="paragraph" style:parent-style-name="Footer">
      <style:paragraph-properties>
        <style:tab-stops>
          <style:tab-stop style:position="16.508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Simple Node Information Protocol Standard</text:titl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4</text:page-number></text:span></text:span><text:span text:style-name="Page_20_Number"><text:span text:style-name="MT2"><text:s/>of </text:span></text:span><text:span text:style-name="Page_20_Number"><text:span text:style-name="MT2"><text:page-count style:num-format="1">4</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cm" svg:y="0.73cm" svg:width="7.107cm" svg:height="2.517cm"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 <text:s text:c="31"/></text:span></text:span><text:span text:style-name="MT2"><text:s text:c="7"/>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4</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Simple Node Information Protocol Standard</dc:title>
    <meta:initial-creator>Alex Shepherd</meta:initial-creator>
    <meta:creation-date>2009-01-22T07:11:27</meta:creation-date>
    <meta:editing-cycles>112</meta:editing-cycles>
    <meta:editing-duration>PT16H29M29S</meta:editing-duration>
    <meta:generator>LibreOffice/7.4.2.3$MacOSX_AARCH64 LibreOffice_project/382eef1f22670f7f4118c8c2dd222ec7ad009daf</meta:generator>
    <dc:date>2023-03-30T11:52:21.298411921</dc:date>
    <meta:document-statistic meta:table-count="3" meta:image-count="1" meta:object-count="0" meta:page-count="4" meta:paragraph-count="89" meta:word-count="1146" meta:character-count="7291" meta:non-whitespace-character-count="6162"/>
    <meta:user-defined meta:name="OLCBdate">Apr 25, 2021</meta:user-defined>
    <meta:user-defined meta:name="OLCBstatus">Adopted</meta:user-defined>
    <meta:user-defined meta:name="OLCByear">2021</meta:user-defined>
  </office:meta>
</office:document-meta>
</file>